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37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37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c0c0c0" draw:textarea-horizontal-align="left" draw:textarea-vertical-align="top" draw:auto-grow-height="false" fo:min-height="0.037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c0c0c0" draw:textarea-horizontal-align="left" draw:textarea-vertical-align="top" draw:auto-grow-height="false" fo:min-height="0.037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c0c0c0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61cm" svg:height="0.463cm" draw:transform="rotate (-3.14159265358979) translate (11.165cm 15.142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2" draw:text-style-name="P2" draw:layer="layout" svg:width="0.463cm" svg:height="0.461cm" draw:transform="rotate (-3.14159265358979) translate (11.629cm 15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459cm" svg:height="0.461cm" draw:transform="rotate (-3.14159265358979) translate (11.171cm 15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463cm" svg:height="0.461cm" draw:transform="rotate (-3.14159265358979) translate (11.629cm 1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59cm" svg:height="0.461cm" draw:transform="rotate (-3.14159265358979) translate (11.171cm 1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463cm" svg:height="0.461cm" draw:transform="rotate (-3.14159265358979) translate (10.712cm 1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63cm" svg:height="0.466cm" draw:transform="rotate (1.5707963267949) translate (11.16cm 15.598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" draw:text-style-name="P1" draw:layer="layout" svg:width="0.465cm" svg:height="0.461cm" draw:transform="rotate (1.5707963267949) translate (10.255cm 15.595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line draw:style-name="gr6" draw:text-style-name="P4" draw:layer="layout" svg:x1="10.247cm" svg:y1="15.138cm" svg:x2="10.247cm" svg:y2="15.5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3:22.495367382</meta:creation-date>
    <dc:date>2018-05-07T13:53:44.087285994</dc:date>
    <meta:editing-duration>PT22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